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Elsie" svg:font-family="Elsie" style:font-adornments="Norma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unson" svg:font-family="Munso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ld Standard TT" svg:font-family="'Old Standard TT'" style:font-adornments="Normal" style:font-pitch="variable"/>
    <style:font-face style:name="Prata" svg:font-family="Prata" style:font-adornments="Normal" style:font-pitch="variable"/>
  </office:font-face-decls>
  <office:automatic-styles>
    <style:style style:name="P1" style:family="paragraph" style:parent-style-name="Standard">
      <style:text-properties style:font-name="Elsie" fo:font-size="20pt" officeooo:rsid="00043525" officeooo:paragraph-rsid="00043525"/>
    </style:style>
    <style:style style:name="P2" style:family="paragraph" style:parent-style-name="Standard">
      <style:text-properties style:font-name="Old Standard TT" fo:font-size="20pt" officeooo:rsid="00043525" officeooo:paragraph-rsid="00043525"/>
    </style:style>
    <style:style style:name="P3" style:family="paragraph" style:parent-style-name="Standard">
      <style:text-properties style:font-name="Prata" fo:font-size="20pt" officeooo:rsid="00043525" officeooo:paragraph-rsid="00050b53"/>
    </style:style>
    <style:style style:name="P4" style:family="paragraph" style:parent-style-name="Standard">
      <style:text-properties style:font-name="Munson" fo:font-size="20pt" officeooo:rsid="00043525" officeooo:paragraph-rsid="0006f9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dre mía… ¿quién?</text:p>
      <text:p text:style-name="P1"/>
      <text:p text:style-name="P2">Madre mía… ¿quién?</text:p>
      <text:p text:style-name="P2"/>
      <text:p text:style-name="P3">Madre mía… ¿quién?</text:p>
      <text:p text:style-name="P3"/>
      <text:p text:style-name="P4">Madre mía… ¿quién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Elsie" svg:font-family="Elsie" style:font-adornments="Norma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unson" svg:font-family="Munso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ld Standard TT" svg:font-family="'Old Standard TT'" style:font-adornments="Normal" style:font-pitch="variable"/>
    <style:font-face style:name="Prata" svg:font-family="Prata" style:font-adornments="Normal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8T12:54:50.504941166</meta:creation-date>
    <dc:date>2025-07-19T18:12:07.419983351</dc:date>
    <meta:editing-duration>P1DT4H46M24S</meta:editing-duration>
    <meta:editing-cycles>1</meta:editing-cycles>
    <meta:document-statistic meta:table-count="0" meta:image-count="0" meta:object-count="0" meta:page-count="1" meta:paragraph-count="4" meta:word-count="12" meta:character-count="72" meta:non-whitespace-character-count="64"/>
    <meta:generator>LibreOffice/25.2.4.3$Linux_X86_64 LibreOffice_project/520$Build-3</meta:generator>
  </office:meta>
</office:document-meta>
</file>